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 style:family="graphic" style:parent-style-name="standard">
      <style:graphic-properties draw:stroke="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marker-start="Arrow" draw:marker-start-width="0.3cm" draw:textarea-vertical-align="middle"/>
    </style:style>
    <style:style style:name="gr5" style:family="graphic" style:parent-style-name="standard">
      <style:graphic-properties svg:stroke-color="#333333" draw:fill-color="#ff950e" draw:textarea-horizontal-align="justify" draw:textarea-vertical-align="middle" draw:auto-grow-height="false" fo:min-height="0.181cm" fo:min-width="0.009cm"/>
    </style:style>
    <style:style style:name="gr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 style:family="graphic" style:parent-style-name="standard">
      <style:graphic-properties draw:stroke="none" draw:fill-color="#ccffcc"/>
    </style:style>
    <style:style style:name="gr8" style:family="graphic" style:parent-style-name="objectwithoutfill">
      <style:graphic-properties draw:stroke="dash" draw:stroke-dash="Fine_20_Dashed" draw:fill="none" draw:textarea-vertical-align="middle"/>
    </style:style>
    <style:style style:name="gr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66cc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0" style:family="graphic" style:parent-style-name="standard">
      <style:graphic-properties draw:stroke="none" draw:fill-color="#66cc99"/>
    </style:style>
    <style:style style:name="gr1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aea79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2" style:family="graphic" style:parent-style-name="standard">
      <style:graphic-properties draw:stroke="none" draw:fill-color="#aea79f"/>
    </style:style>
    <style:style style:name="gr13"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00458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4" style:family="graphic" style:parent-style-name="standard">
      <style:graphic-properties draw:stroke="none" draw:fill-color="#004586"/>
    </style:style>
    <style:style style:name="gr15" style:family="graphic" style:parent-style-name="standard">
      <style:graphic-properties draw:stroke="solid" svg:stroke-width="0cm" svg:stroke-color="#000000" draw:marker-start="" draw:marker-start-width="0.2cm" draw:marker-start-center="false" draw:marker-end="" draw:marker-end-width="0.2cm" draw:marker-end-center="false" svg:stroke-opacity="100%" draw:stroke-linejoin="round" svg:stroke-linecap="butt" draw:fill="solid" draw:fill-color="#cccccc" draw:secondary-fill-color="#729fcf" draw:gradient-step-count="0" draw:fill-hatch-solid="false" draw:opacity="2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27%"/>
    </style:style>
    <style:style style:name="gr16" style:family="graphic" style:parent-style-name="standard">
      <style:graphic-properties draw:stroke="solid" svg:stroke-color="#000000" draw:fill="solid" draw:fill-color="#cccccc" draw:opacity="27%" draw:shadow-opacity="27%" dr3d:vertical-segments="14" dr3d:close-front="true" dr3d:close-back="true"/>
    </style:style>
    <style:style style:name="gr17" style:family="graphic" style:parent-style-name="objectwithoutfill">
      <style:graphic-properties draw:stroke="dash" draw:stroke-dash="Fine_20_Dashed" svg:stroke-color="#ff3333" draw:fill="none" draw:textarea-vertical-align="middle"/>
    </style:style>
    <style:style style:name="gr18" style:family="graphic" style:parent-style-name="objectwithoutfill">
      <style:graphic-properties draw:stroke="dash" draw:stroke-dash="Line_20_Style_20_9" svg:stroke-color="#ff00cc" draw:fill="none" draw:textarea-vertical-align="middle"/>
    </style:style>
    <style:style style:name="gr19" style:family="graphic" style:parent-style-name="standard">
      <style:graphic-properties draw:stroke="none" svg:stroke-color="#000000" draw:fill="none" draw:fill-color="#ffffff" fo:min-height="0.589cm"/>
    </style:style>
    <style:style style:name="gr20" style:family="graphic" style:parent-style-name="standard">
      <style:graphic-properties draw:stroke="none" svg:stroke-color="#000000" draw:fill="none" draw:fill-color="#ffffff" fo:min-height="0.475cm"/>
    </style:style>
    <style:style style:name="gr21" style:family="graphic" style:parent-style-name="standard">
      <style:graphic-properties draw:stroke="none" svg:stroke-color="#000000" draw:fill="none" draw:fill-color="#ffffff" fo:min-height="0.864cm"/>
    </style:style>
    <style:style style:name="gr22" style:family="graphic" style:parent-style-name="standard">
      <style:graphic-properties draw:stroke="none" svg:stroke-color="#000000" draw:fill="none" draw:fill-color="#ffffff" fo:min-height="0.45cm"/>
    </style:style>
    <style:style style:name="gr23" style:family="graphic" style:parent-style-name="standard">
      <style:graphic-properties draw:stroke="none" svg:stroke-color="#000000" draw:fill="none" draw:fill-color="#ffffff" fo:min-height="0.65cm"/>
    </style:style>
    <style:style style:name="gr24" style:family="graphic" style:parent-style-name="standard">
      <style:graphic-properties draw:stroke="none" svg:stroke-color="#000000" draw:fill="none" draw:fill-color="#ffffff" fo:min-height="0.25cm"/>
    </style:style>
    <style:style style:name="gr25" style:family="graphic" style:parent-style-name="standard">
      <style:graphic-properties draw:stroke="none" svg:stroke-color="#000000" draw:fill="none" draw:fill-color="#ffffff" fo:min-height="0.35cm"/>
    </style:style>
    <style:style style:name="gr2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31400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7" style:family="graphic" style:parent-style-name="standard">
      <style:graphic-properties draw:stroke="none" draw:fill-color="#314004"/>
    </style:style>
    <style:style style:name="gr28" style:family="graphic" style:parent-style-name="standard">
      <style:graphic-properties draw:stroke="none" svg:stroke-color="#000000" draw:fill="none" draw:fill-color="#ffffff" fo:min-height="1.423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950e"/>
      <style:paragraph-properties fo:text-align="center"/>
    </style:style>
    <style:style style:name="P4" style:family="paragraph">
      <style:text-properties fo:font-size="15pt" style:font-size-asian="15pt" style:font-size-complex="15pt"/>
    </style:style>
    <style:style style:name="P5" style:family="paragraph">
      <loext:graphic-properties draw:fill="none" draw:fill-color="#ffffff"/>
      <style:text-properties fo:font-size="15pt" style:font-size-asian="15pt" style:font-size-complex="15pt"/>
    </style:style>
    <style:style style:name="P6" style:family="paragraph">
      <style:text-properties fo:font-size="12pt" style:font-size-asian="12pt" style:font-size-complex="12pt"/>
    </style:style>
    <style:style style:name="P7" style:family="paragraph">
      <loext:graphic-properties draw:fill="none" draw:fill-color="#ffffff"/>
      <style:text-properties fo:font-size="12pt" style:font-size-asian="12pt" style:font-size-complex="12pt"/>
    </style:style>
    <style:style style:name="P8" style:family="paragraph">
      <loext:graphic-properties draw:fill="none" draw:fill-color="#ffffff"/>
      <style:text-properties style:text-position="33% 58%" fo:font-size="12pt" style:font-size-asian="12pt" style:font-size-complex="12pt"/>
    </style:style>
    <style:style style:name="P9" style:family="paragraph">
      <style:text-properties fo:font-size="12pt"/>
    </style:style>
    <style:style style:name="P10" style:family="paragraph">
      <loext:graphic-properties draw:fill="none" draw:fill-color="#ffffff"/>
      <style:text-properties fo:font-size="12pt"/>
    </style:style>
    <style:style style:name="P11" style:family="paragraph">
      <style:text-properties fo:font-size="15pt"/>
    </style:style>
    <style:style style:name="P12" style:family="paragraph">
      <loext:graphic-properties draw:fill="none" draw:fill-color="#ffffff"/>
      <style:text-properties fo:font-size="15pt"/>
    </style:style>
    <style:style style:name="T1" style:family="text">
      <style:text-properties fo:font-size="15pt" style:font-size-asian="15pt" style:font-size-complex="15pt"/>
    </style:style>
    <style:style style:name="T2" style:family="text">
      <style:text-properties style:font-name="Liberation Sans1" fo:font-size="12pt" style:font-name-asian="Liberation Sans1" style:font-size-asian="12pt" style:font-name-complex="Liberation Sans1" style:font-size-complex="12pt"/>
    </style:style>
    <style:style style:name="T3" style:family="text">
      <style:text-properties style:font-name="Liberation Sans1" style:font-name-asian="Liberation Sans1" style:font-name-complex="Liberation Sans1"/>
    </style:style>
    <style:style style:name="T4" style:family="text">
      <style:text-properties style:text-position="-33% 58%" style:font-name="Liberation Sans1" style:font-name-asian="Liberation Sans1" style:font-name-complex="Liberation Sans1"/>
    </style:style>
    <style:style style:name="T5" style:family="text">
      <style:text-properties style:text-position="-33% 58%" style:font-name="Liberation Sans1" style:font-name-asian="Liberation Sans1" style:font-size-asian="12pt" style:font-name-complex="Liberation 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3d:scene draw:style-name="gr1" svg:width="1cm" svg:height="1.1cm" svg:x="12.8cm" svg:y="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 draw:layer="layout"/>
        </dr3d:scene>
        <draw:line draw:style-name="gr3" draw:text-style-name="P1" draw:layer="layout" svg:x1="3.7cm" svg:y1="7.2cm" svg:x2="14.3cm" svg:y2="7.2cm">
          <text:p/>
        </draw:line>
        <draw:line draw:style-name="gr4" draw:text-style-name="P2" draw:layer="layout" svg:x1="14.3cm" svg:y1="7.2cm" svg:x2="25.3cm" svg:y2="7.3cm">
          <text:p/>
        </draw:line>
        <draw:custom-shape draw:style-name="gr5" draw:text-style-name="P3" draw:layer="layout" svg:width="1.255cm" svg:height="1.066cm" draw:transform="rotate (-0.235444916094036) translate (13.88cm 6.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3d:scene draw:style-name="gr1" svg:width="0.5cm" svg:height="0.5cm" svg:x="3.3cm" svg:y="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 draw:layer="layout"/>
        </dr3d:scene>
        <draw:line draw:style-name="gr3" draw:text-style-name="P1" draw:layer="layout" svg:x1="6.8cm" svg:y1="7.2cm" svg:x2="8.7cm" svg:y2="7.2cm">
          <text:p/>
        </draw:line>
        <dr3d:scene draw:style-name="gr6" svg:width="0.5cm" svg:height="0.6cm" svg:x="25.346cm" svg:y="6.97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6" svg:width="0.5cm" svg:height="0.6cm" svg:x="3.3cm" svg:y="6.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aw:line draw:style-name="gr4" draw:text-style-name="P2" draw:layer="layout" svg:x1="19.1cm" svg:y1="7.3cm" svg:x2="19.5cm" svg:y2="7.3cm">
          <text:p/>
        </draw:line>
        <draw:line draw:style-name="gr8" draw:text-style-name="P1" draw:layer="layout" svg:x1="13.5cm" svg:y1="6cm" svg:x2="14.2cm" svg:y2="6.7cm">
          <text:p/>
        </draw:line>
        <draw:line draw:style-name="gr8" draw:text-style-name="P1" draw:layer="layout" svg:x1="12.2cm" svg:y1="4.2cm" svg:x2="12.9cm" svg:y2="4.9cm">
          <text:p/>
        </draw:line>
        <draw:line draw:style-name="gr8" draw:text-style-name="P1" draw:layer="layout" svg:x1="13.6cm" svg:y1="5.1cm" svg:x2="14.5cm" svg:y2="4.2cm">
          <text:p/>
        </draw:line>
        <dr3d:scene draw:style-name="gr9" svg:width="0.8cm" svg:height="0.8cm" svg:x="11.7cm" svg:y="3.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3d:scene draw:style-name="gr9" svg:width="0.8cm" svg:height="0.8cm" svg:x="14.4cm" svg:y="3.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line draw:style-name="gr8" draw:text-style-name="P1" draw:layer="layout" svg:x1="14cm" svg:y1="2.6cm" svg:x2="14.7cm" svg:y2="3.3cm">
          <text:p/>
        </draw:line>
        <draw:line draw:style-name="gr8" draw:text-style-name="P1" draw:layer="layout" svg:x1="12.1cm" svg:y1="3.3cm" svg:x2="13cm" svg:y2="2.4cm">
          <text:p/>
        </draw:line>
        <draw:line draw:style-name="gr8" draw:text-style-name="P1" draw:layer="layout" svg:x1="15.1cm" svg:y1="3.4cm" svg:x2="16cm" svg:y2="2.5cm">
          <text:p/>
        </draw:line>
        <dr3d:scene draw:style-name="gr11" svg:width="0.5cm" svg:height="0.6cm" svg:x="12.9cm" svg:y="1.87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3d:scene draw:style-name="gr11" svg:width="0.4cm" svg:height="0.6cm" svg:x="16cm" svg:y="1.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3d:scene draw:style-name="gr13" svg:width="0.5cm" svg:height="0.6cm" svg:x="13.7cm" svg:y="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4" draw:layer="layout"/>
        </dr3d:scene>
        <dr3d:scene draw:style-name="gr15" svg:width="3.093cm" svg:height="4.468cm" svg:x="9.059cm" svg:y="2.639cm" dr3d:transform="matrix (0.445327662796917 -0.845701428728426 0.294061840765752 0.765585446834561 0.529959169324918 0.364722089327732 -0.464286760895652 0.0627086301489148 0.883462184454932 -0.0712195827735185cm -0.314806448219379cm -0.23566542323653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 draw:layer="layout" svg:viewBox="0 -5000 2500 10000" svg:d="M0 5000l125-500 125-500 250-1000 500-2000 500-2000 500-2000 500-2000h-500-500-500-500-250-250z"/>
        </dr3d:scene>
        <draw:line draw:style-name="gr17" draw:text-style-name="P1" draw:layer="layout" svg:x1="11cm" svg:y1="4.5cm" svg:x2="8.7cm" svg:y2="6.9cm">
          <text:p/>
        </draw:line>
        <draw:line draw:style-name="gr17" draw:text-style-name="P1" draw:layer="layout" svg:x1="10.7cm" svg:y1="4.8cm" svg:x2="8.2cm" svg:y2="6.3cm">
          <text:p/>
        </draw:line>
        <draw:line draw:style-name="gr18" draw:text-style-name="P1" draw:layer="layout" svg:x1="14cm" svg:y1="7.4cm" svg:x2="10.8cm" svg:y2="9.4cm">
          <text:p/>
        </draw:line>
        <draw:line draw:style-name="gr18" draw:text-style-name="P1" draw:layer="layout" svg:x1="14.5cm" svg:y1="7.4cm" svg:x2="16.6cm" svg:y2="8.9cm">
          <text:p/>
        </draw:line>
        <draw:line draw:style-name="gr18" draw:text-style-name="P1" draw:layer="layout" svg:x1="14.1cm" svg:y1="7.5cm" svg:x2="11.3cm" svg:y2="8.8cm">
          <text:p/>
        </draw:line>
        <draw:frame draw:style-name="gr19" draw:text-style-name="P5" draw:layer="layout" svg:width="0.8cm" svg:height="0.839cm" svg:x="12.8cm" svg:y="5cm">
          <draw:text-box>
            <text:p text:style-name="P4"><text:span text:style-name="T1">H</text:span></text:p>
          </draw:text-box>
        </draw:frame>
        <draw:frame draw:style-name="gr20" draw:text-style-name="P7" draw:layer="layout" svg:width="0.6cm" svg:height="0.725cm" svg:x="11.8cm" svg:y="3.375cm">
          <draw:text-box>
            <text:p text:style-name="P6"><text:span text:style-name="T2">τ</text:span></text:p>
          </draw:text-box>
        </draw:frame>
        <draw:frame draw:style-name="gr20" draw:text-style-name="P8" draw:layer="layout" svg:width="1.6cm" svg:height="0.725cm" svg:x="14.5cm" svg:y="3.5cm">
          <draw:text-box>
            <text:p text:style-name="P6"><text:span text:style-name="T2">τ</text:span></text:p>
          </draw:text-box>
        </draw:frame>
        <draw:frame draw:style-name="gr21" draw:text-style-name="P10" draw:layer="layout" svg:width="1.3cm" svg:height="1.114cm" svg:x="12.2cm" svg:y="1.5cm">
          <draw:text-box>
            <text:p text:style-name="P9"><text:span text:style-name="T3">ν</text:span><text:span text:style-name="T4">τ</text:span></text:p>
          </draw:text-box>
        </draw:frame>
        <draw:frame draw:style-name="gr22" draw:text-style-name="P10" draw:layer="layout" svg:width="0.8cm" svg:height="0.725cm" svg:x="13.8cm" svg:y="1.5cm">
          <draw:text-box>
            <text:p text:style-name="P9"><text:span text:style-name="T3">μ</text:span></text:p>
          </draw:text-box>
        </draw:frame>
        <draw:frame draw:style-name="gr23" draw:text-style-name="P10" draw:layer="layout" svg:width="0.9cm" svg:height="0.9cm" svg:x="15.9cm" svg:y="1.3cm">
          <draw:text-box>
            <text:p text:style-name="P9"><text:span text:style-name="T3">ν</text:span><text:span text:style-name="T5">μ</text:span></text:p>
          </draw:text-box>
        </draw:frame>
        <draw:line draw:style-name="gr8" draw:text-style-name="P1" draw:layer="layout" svg:x1="15.3cm" svg:y1="3.7cm" svg:x2="16.9cm" svg:y2="3.2cm">
          <text:p/>
        </draw:line>
        <draw:frame draw:style-name="gr23" draw:text-style-name="P10" draw:layer="layout" svg:width="0.9cm" svg:height="0.9cm" svg:x="17.1cm" svg:y="2.3cm">
          <draw:text-box>
            <text:p text:style-name="P9"><text:span text:style-name="T3">ν</text:span><text:span text:style-name="T5">μ</text:span></text:p>
          </draw:text-box>
        </draw:frame>
        <dr3d:scene draw:style-name="gr11" svg:width="0.4cm" svg:height="0.6cm" svg:x="17cm" svg:y="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aw:frame draw:style-name="gr24" draw:text-style-name="P10" draw:layer="layout" svg:width="2.3cm" svg:height="0.725cm" draw:transform="rotate (0.616275758879198) translate (8.858cm 4.712cm)">
          <draw:text-box>
            <text:p text:style-name="P9">Hadrons</text:p>
          </draw:text-box>
        </draw:frame>
        <draw:line draw:style-name="gr3" draw:text-style-name="P1" draw:layer="layout" svg:x1="14.8cm" svg:y1="7.3cm" svg:x2="16.4cm" svg:y2="8cm">
          <text:p/>
        </draw:line>
        <draw:frame draw:style-name="gr22" draw:text-style-name="P10" draw:layer="layout" svg:width="3.1cm" svg:height="0.725cm" svg:x="16.4cm" svg:y="7.8cm">
          <draw:text-box>
            <text:p text:style-name="P9">Vertex</text:p>
          </draw:text-box>
        </draw:frame>
        <draw:frame draw:style-name="gr24" draw:text-style-name="P10" draw:layer="layout" svg:width="3.3cm" svg:height="0.725cm" draw:transform="rotate (0.523598775598299) translate (11.3cm 8.15cm)">
          <draw:text-box>
            <text:p text:style-name="P9">Jets</text:p>
          </draw:text-box>
        </draw:frame>
        <draw:line draw:style-name="gr3" draw:text-style-name="P1" draw:layer="layout" svg:x1="14.4cm" svg:y1="5.6cm" svg:x2="16.6cm" svg:y2="5.6cm">
          <text:p/>
        </draw:line>
        <draw:frame draw:style-name="gr25" draw:text-style-name="P10" draw:layer="layout" svg:width="2.2cm" svg:height="0.725cm" svg:x="16.7cm" svg:y="5.3cm">
          <draw:text-box>
            <text:p text:style-name="P9">Higgs</text:p>
          </draw:text-box>
        </draw:frame>
        <draw:frame draw:style-name="gr22" draw:text-style-name="P10" draw:layer="layout" svg:width="5.4cm" svg:height="0.725cm" svg:x="1.5cm" svg:y="1.4cm">
          <draw:text-box>
            <text:p text:style-name="P9">Signal event</text:p>
          </draw:text-box>
        </draw:frame>
        <dr3d:scene draw:style-name="gr26" svg:width="1cm" svg:height="1.1cm" svg:x="13.4cm" svg:y="14.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7" draw:layer="layout"/>
        </dr3d:scene>
        <draw:line draw:style-name="gr3" draw:text-style-name="P1" draw:layer="layout" svg:x1="4.3cm" svg:y1="16.9cm" svg:x2="14.9cm" svg:y2="16.9cm">
          <text:p/>
        </draw:line>
        <draw:line draw:style-name="gr4" draw:text-style-name="P2" draw:layer="layout" svg:x1="14.9cm" svg:y1="16.9cm" svg:x2="25.9cm" svg:y2="17cm">
          <text:p/>
        </draw:line>
        <draw:custom-shape draw:style-name="gr5" draw:text-style-name="P3" draw:layer="layout" svg:width="1.255cm" svg:height="1.066cm" draw:transform="rotate (-0.235444916094036) translate (14.48cm 1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3d:scene draw:style-name="gr1" svg:width="0.5cm" svg:height="0.5cm" svg:x="3.9cm" svg:y="1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 draw:layer="layout"/>
        </dr3d:scene>
        <draw:line draw:style-name="gr3" draw:text-style-name="P1" draw:layer="layout" svg:x1="7.4cm" svg:y1="16.9cm" svg:x2="9.3cm" svg:y2="16.9cm">
          <text:p/>
        </draw:line>
        <dr3d:scene draw:style-name="gr6" svg:width="0.5cm" svg:height="0.6cm" svg:x="25.946cm" svg:y="16.67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6" svg:width="0.5cm" svg:height="0.6cm" svg:x="3.9cm" svg:y="16.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aw:line draw:style-name="gr4" draw:text-style-name="P2" draw:layer="layout" svg:x1="19.7cm" svg:y1="17cm" svg:x2="20.1cm" svg:y2="17cm">
          <text:p/>
        </draw:line>
        <draw:line draw:style-name="gr8" draw:text-style-name="P1" draw:layer="layout" svg:x1="14.1cm" svg:y1="15.7cm" svg:x2="14.8cm" svg:y2="16.4cm">
          <text:p/>
        </draw:line>
        <draw:line draw:style-name="gr8" draw:text-style-name="P1" draw:layer="layout" svg:x1="12.8cm" svg:y1="13.9cm" svg:x2="13.5cm" svg:y2="14.6cm">
          <text:p/>
        </draw:line>
        <draw:line draw:style-name="gr8" draw:text-style-name="P1" draw:layer="layout" svg:x1="14.2cm" svg:y1="14.8cm" svg:x2="15.1cm" svg:y2="13.9cm">
          <text:p/>
        </draw:line>
        <dr3d:scene draw:style-name="gr9" svg:width="0.8cm" svg:height="0.8cm" svg:x="12.3cm" svg:y="13.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3d:scene draw:style-name="gr9" svg:width="0.8cm" svg:height="0.8cm" svg:x="15cm" svg:y="13.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line draw:style-name="gr8" draw:text-style-name="P1" draw:layer="layout" svg:x1="14.6cm" svg:y1="12.3cm" svg:x2="15.3cm" svg:y2="13cm">
          <text:p/>
        </draw:line>
        <draw:line draw:style-name="gr8" draw:text-style-name="P1" draw:layer="layout" svg:x1="12.7cm" svg:y1="13cm" svg:x2="13.6cm" svg:y2="12.1cm">
          <text:p/>
        </draw:line>
        <draw:line draw:style-name="gr8" draw:text-style-name="P1" draw:layer="layout" svg:x1="15.7cm" svg:y1="13.1cm" svg:x2="16.6cm" svg:y2="12.2cm">
          <text:p/>
        </draw:line>
        <dr3d:scene draw:style-name="gr11" svg:width="0.5cm" svg:height="0.6cm" svg:x="13.5cm" svg:y="11.57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3d:scene draw:style-name="gr11" svg:width="0.4cm" svg:height="0.6cm" svg:x="16.6cm" svg:y="11.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3d:scene draw:style-name="gr13" svg:width="0.5cm" svg:height="0.6cm" svg:x="14.3cm" svg:y="11.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4" draw:layer="layout"/>
        </dr3d:scene>
        <dr3d:scene draw:style-name="gr15" svg:width="3.093cm" svg:height="4.468cm" svg:x="9.659cm" svg:y="12.339cm" dr3d:transform="matrix (0.445327662796917 -0.845701428728426 0.294061840765752 0.765585446834561 0.529959169324918 0.364722089327732 -0.464286760895652 0.0627086301489148 0.883462184454932 -0.0712195827735185cm -0.314806448219379cm -0.23566542323653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 draw:layer="layout" svg:viewBox="0 -5000 2500 10000" svg:d="M0 5000l125-500 125-500 250-1000 500-2000 500-2000 500-2000 500-2000h-500-500-500-500-250-250z"/>
        </dr3d:scene>
        <draw:line draw:style-name="gr17" draw:text-style-name="P1" draw:layer="layout" svg:x1="11.6cm" svg:y1="14.2cm" svg:x2="9.3cm" svg:y2="16.6cm">
          <text:p/>
        </draw:line>
        <draw:line draw:style-name="gr17" draw:text-style-name="P1" draw:layer="layout" svg:x1="11.3cm" svg:y1="14.5cm" svg:x2="8.8cm" svg:y2="16cm">
          <text:p/>
        </draw:line>
        <draw:line draw:style-name="gr18" draw:text-style-name="P1" draw:layer="layout" svg:x1="14.6cm" svg:y1="17.1cm" svg:x2="11.4cm" svg:y2="19.1cm">
          <text:p/>
        </draw:line>
        <draw:line draw:style-name="gr18" draw:text-style-name="P1" draw:layer="layout" svg:x1="15.1cm" svg:y1="17.1cm" svg:x2="17.2cm" svg:y2="18.6cm">
          <text:p/>
        </draw:line>
        <draw:line draw:style-name="gr18" draw:text-style-name="P1" draw:layer="layout" svg:x1="14.7cm" svg:y1="17.2cm" svg:x2="11.9cm" svg:y2="18.5cm">
          <text:p/>
        </draw:line>
        <draw:frame draw:style-name="gr20" draw:text-style-name="P7" draw:layer="layout" svg:width="0.6cm" svg:height="0.725cm" svg:x="12.4cm" svg:y="13.075cm">
          <draw:text-box>
            <text:p text:style-name="P6"><text:span text:style-name="T2">τ</text:span></text:p>
          </draw:text-box>
        </draw:frame>
        <draw:frame draw:style-name="gr20" draw:text-style-name="P8" draw:layer="layout" svg:width="1.6cm" svg:height="0.725cm" svg:x="15.1cm" svg:y="13.2cm">
          <draw:text-box>
            <text:p text:style-name="P6"><text:span text:style-name="T2">τ</text:span></text:p>
          </draw:text-box>
        </draw:frame>
        <draw:frame draw:style-name="gr21" draw:text-style-name="P10" draw:layer="layout" svg:width="1.3cm" svg:height="1.114cm" svg:x="12.8cm" svg:y="11.2cm">
          <draw:text-box>
            <text:p text:style-name="P9"><text:span text:style-name="T3">ν</text:span><text:span text:style-name="T4">τ</text:span></text:p>
          </draw:text-box>
        </draw:frame>
        <draw:frame draw:style-name="gr22" draw:text-style-name="P10" draw:layer="layout" svg:width="0.8cm" svg:height="0.725cm" svg:x="14.4cm" svg:y="11.2cm">
          <draw:text-box>
            <text:p text:style-name="P9"><text:span text:style-name="T3">μ</text:span></text:p>
          </draw:text-box>
        </draw:frame>
        <draw:frame draw:style-name="gr23" draw:text-style-name="P10" draw:layer="layout" svg:width="0.9cm" svg:height="0.9cm" svg:x="16.5cm" svg:y="11cm">
          <draw:text-box>
            <text:p text:style-name="P9"><text:span text:style-name="T3">ν</text:span><text:span text:style-name="T5">μ</text:span></text:p>
          </draw:text-box>
        </draw:frame>
        <draw:line draw:style-name="gr8" draw:text-style-name="P1" draw:layer="layout" svg:x1="15.9cm" svg:y1="13.4cm" svg:x2="17.5cm" svg:y2="12.9cm">
          <text:p/>
        </draw:line>
        <draw:frame draw:style-name="gr23" draw:text-style-name="P10" draw:layer="layout" svg:width="0.9cm" svg:height="0.9cm" svg:x="17.7cm" svg:y="12cm">
          <draw:text-box>
            <text:p text:style-name="P9"><text:span text:style-name="T3">ν</text:span><text:span text:style-name="T5">μ</text:span></text:p>
          </draw:text-box>
        </draw:frame>
        <dr3d:scene draw:style-name="gr11" svg:width="0.4cm" svg:height="0.6cm" svg:x="17.6cm" svg:y="1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aw:frame draw:style-name="gr24" draw:text-style-name="P10" draw:layer="layout" svg:width="2.3cm" svg:height="0.725cm" draw:transform="rotate (0.616275758879198) translate (9.458cm 14.412cm)">
          <draw:text-box>
            <text:p text:style-name="P9">Hadrons</text:p>
          </draw:text-box>
        </draw:frame>
        <draw:line draw:style-name="gr3" draw:text-style-name="P1" draw:layer="layout" svg:x1="15.4cm" svg:y1="17cm" svg:x2="17cm" svg:y2="17.7cm">
          <text:p/>
        </draw:line>
        <draw:frame draw:style-name="gr22" draw:text-style-name="P10" draw:layer="layout" svg:width="3.1cm" svg:height="0.725cm" svg:x="17cm" svg:y="17.5cm">
          <draw:text-box>
            <text:p text:style-name="P9">Vertex</text:p>
          </draw:text-box>
        </draw:frame>
        <draw:frame draw:style-name="gr24" draw:text-style-name="P10" draw:layer="layout" svg:width="3.3cm" svg:height="0.725cm" draw:transform="rotate (0.523598775598299) translate (11.9cm 17.85cm)">
          <draw:text-box>
            <text:p text:style-name="P9">Jets</text:p>
          </draw:text-box>
        </draw:frame>
        <draw:line draw:style-name="gr3" draw:text-style-name="P1" draw:layer="layout" svg:x1="15cm" svg:y1="15.3cm" svg:x2="17.2cm" svg:y2="15.3cm">
          <text:p/>
        </draw:line>
        <draw:frame draw:style-name="gr25" draw:text-style-name="P10" draw:layer="layout" svg:width="2.2cm" svg:height="0.725cm" svg:x="17.3cm" svg:y="14.975cm">
          <draw:text-box>
            <text:p text:style-name="P9">Z boson</text:p>
          </draw:text-box>
        </draw:frame>
        <draw:frame draw:style-name="gr22" draw:text-style-name="P10" draw:layer="layout" svg:width="5.4cm" svg:height="0.725cm" svg:x="2.1cm" svg:y="11.1cm">
          <draw:text-box>
            <text:p text:style-name="P9">Background event</text:p>
          </draw:text-box>
        </draw:frame>
        <draw:frame draw:style-name="gr22" draw:text-style-name="P12" draw:layer="layout" svg:width="0.7cm" svg:height="0.839cm" svg:x="13.5cm" svg:y="14.7cm">
          <draw:text-box>
            <text:p text:style-name="P11">Z</text:p>
          </draw:text-box>
        </draw:frame>
        <draw:frame draw:style-name="gr28" draw:text-style-name="P10" draw:layer="layout" svg:width="2.9cm" svg:height="1.673cm" svg:x="2.6cm" svg:y="7.3cm">
          <draw:text-box>
            <text:p text:style-name="P9">proton</text:p>
          </draw:text-box>
        </draw:frame>
        <draw:frame draw:style-name="gr28" draw:text-style-name="P10" draw:layer="layout" svg:width="2.9cm" svg:height="1.673cm" svg:x="24.9cm" svg:y="7.427cm">
          <draw:text-box>
            <text:p text:style-name="P9">anti-proton</text:p>
          </draw:text-box>
        </draw:frame>
        <draw:frame draw:style-name="gr28" draw:text-style-name="P10" draw:layer="layout" svg:width="2.9cm" svg:height="1.673cm" svg:x="3.3cm" svg:y="17cm">
          <draw:text-box>
            <text:p text:style-name="P9">proton</text:p>
          </draw:text-box>
        </draw:frame>
        <draw:frame draw:style-name="gr28" draw:text-style-name="P10" draw:layer="layout" svg:width="2.9cm" svg:height="1.673cm" svg:x="25.3cm" svg:y="17.1cm">
          <draw:text-box>
            <text:p text:style-name="P9">anti-prot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7T01:30:36.601192642</meta:creation-date>
    <dc:date>2016-05-17T02:29:36.365681420</dc:date>
    <meta:editing-duration>PT6M57S</meta:editing-duration>
    <meta:editing-cycles>1</meta:editing-cycles>
    <meta:document-statistic meta:object-count="110"/>
    <meta:generator>LibreOffice/5.1.2.2$Linux_X86_64 LibreOffice_project/10m0$Build-2</meta:generator>
  </office:meta>
</office:document-meta>
</file>